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Da gibt’s eigentlich nicht viel zu sagen...</text:p>
      <text:p text:style-name="Standard"/>
      <text:p text:style-name="Standard">Zuerst mal die Datenbank importieren (zum Beispiel mit phpMyAdmin). Dazu muss / sollte eine neue Datenbank angelegt werden. Die Zugangsdaten für diese Datenbank müssen danach in die „include/config.inc.php“ eingetragen werden (entsprechende Konstanten DB_BENUTZER, DB_PASSWORT etc...)</text:p>
      <text:p text:style-name="Standard"/>
      <text:p text:style-name="Standard">Danach alles auf den Server laden, und die Ordner „include/captcha_class/temp“ und „include/captcha_class/pics“, sowie die Datei “include/last_reset.inc.php” mit den Rechten 777 versetzen.</text:p>
      <text:p text:style-name="Standard">Noch besser wäre es allerdings, wenn die Ordner und Dateien die Rechte 750 bekommen. Dann müssen die beiden Ordner aber als Besitzer den Benutzernamen des PHP-Daemons haben (bei mir „wwwrun“).</text:p>
      <text:p text:style-name="Standard"/>
      <text:p text:style-name="Standard">Dann muss noch mindestens 1 Cronjob auf dem Server eingerichtet werden. Dieser soll alle 30 Minuten die Datei “cronjobs/cron.php” aufrufen. Diese Datei dient zum verbuchen der Zinsen und zur Aktualisierung, welchen Platz das Spiel in der Topliste hat.</text:p>
      <text:p text:style-name="Standard">Das Verzeichnis sollte per .htaccess gegen fremden Zugriff gesichert werden.</text:p>
      <text:p text:style-name="Standard">Ebenso sollte das Verzeichnis “votes” nicht von aussen Aufrufbar sein.</text:p>
      <text:p text:style-name="Standard"/>
      <text:p text:style-name="Standard"/>
      <text:p text:style-name="Standard">Wenn das alles erledigt ist, brauchen wir noch einen Benutzer “-System-” oder so ähnlich, welcher als anonymer Absender oder Empfänger im Spiel dient.</text:p>
      <text:p text:style-name="Standard">Dazu einfach neu registrieren, und danach in der Datenbank folgende Spalten ändern:</text:p>
      <text:p text:style-name="Standard"/>
      <text:list xml:id="list38534942" text:style-name="L1">
        <text:list-item>
          <text:p text:style-name="P1">ID:<text:tab/>Diese auf 0 setzen</text:p>
        </text:list-item>
        <text:list-item>
          <text:p text:style-name="P1">EmailAct:<text:tab/>Auf einen beliebiegen Wert stellen, so dass der Account deaktiert wird, und</text:p>
          <text:p text:style-name="P1"><text:s/><text:tab/>nicht aktiviert werden kann. Logins mit diesem Acc sind ebenfalls deaktiviert.</text:p>
        </text:list-item>
      </text:list>
      <text:p text:style-name="Standard"/>
      <text:p text:style-name="Standard">Danach sollte sich der Admin selbst registrieren, und in der Datenbank die Spalte “Admin” auf 1 stellen. So hat dieser danach Vollzugriff auf das InGame Admininterface.</text:p>
      <text:p text:style-name="Standard"/>
      <text:p text:style-name="Standard"/>
      <text:p text:style-name="Standard"/>
      <text:p text:style-name="Standard">Dies ist vorerst mal alles, ich werde aber (soweit es meine Zeit zulässt) diese Instruktionen weiterschreiben und mit Screenshots eine Schritt für Schritt Anleitung entwerfen.</text:p>
      <text:p text:style-name="Standard"/>
      <text:p text:style-name="Standard">Da das gesamte Projekt OpenSource ist, bin ich natürlich auch dankbar, wenn dies jemand für mich erledigen würde (zum Beispiel aus Langeweile oder Interesse) :)</text:p>
      <text:p text:style-name="Standard"/>
      <text:p text:style-name="Standard"/>
      <text:p text:style-name="Standard">Gruß</text:p>
      <text:p text:style-name="Standard">Simon Frankenberger, aka Bratkartoffe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09-01-27T18:42:07.45</dc:date>
    <dc:creator>Simon Frankenberger</dc:creator>
    <meta:editing-duration>PT00H21M22S</meta:editing-duration>
    <meta:editing-cycles>10</meta:editing-cycles>
    <meta:generator>OpenOffice.org/3.0$Win32 OpenOffice.org_project/300m9$Build-9358</meta:generator>
    <meta:document-statistic meta:table-count="0" meta:image-count="0" meta:object-count="0" meta:page-count="1" meta:paragraph-count="17" meta:word-count="308" meta:character-count="2072"/>
  </office:meta>
</office:document-meta>
</file>